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3.494cm" fo:break-before="page" table:align="left"/>
    </style:style>
    <style:style style:name="Recibo1.A" style:family="table-column">
      <style:table-column-properties style:column-width="7.101cm"/>
    </style:style>
    <style:style style:name="Recibo1.B" style:family="table-column">
      <style:table-column-properties style:column-width="3.358cm"/>
    </style:style>
    <style:style style:name="Recibo1.C" style:family="table-column">
      <style:table-column-properties style:column-width="3.034cm"/>
    </style:style>
    <style:style style:name="Recibo1.A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7" style:family="table-cell">
      <style:table-cell-properties fo:padding="0.097cm" fo:border-left="0.05pt solid #000000" fo:border-right="none" fo:border-top="none" fo:border-bottom="0.05pt solid #000000"/>
    </style:style>
    <style:style style:name="Recibo1.12" style:family="table-row">
      <style:table-row-properties style:min-row-height="2.155cm"/>
    </style:style>
    <style:style style:name="Tabla1" style:family="table">
      <style:table-properties style:width="13.573cm" fo:margin-left="0.258cm" table:align="left"/>
    </style:style>
    <style:style style:name="Tabla1.A" style:family="table-column">
      <style:table-column-properties style:column-width="4.683cm"/>
    </style:style>
    <style:style style:name="Tabla1.B" style:family="table-column">
      <style:table-column-properties style:column-width="4.44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3.672cm"/>
    </style:style>
    <style:style style:name="Tabla1.9" style:family="table-row">
      <style:table-row-properties style:min-row-height="3.704cm"/>
    </style:style>
    <style:style style:name="Tabla1.12" style:family="table-row">
      <style:table-row-properties style:min-row-height="2.036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officeooo:paragraph-rsid="0004a0cf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9pt" officeooo:rsid="0004a0cf" officeooo:paragraph-rsid="000982e5" style:font-size-asian="9pt" style:font-size-complex="9pt"/>
    </style:style>
    <style:style style:name="P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04a0cf" officeooo:paragraph-rsid="000614c4" style:font-size-asian="9pt" style:font-size-complex="9pt"/>
    </style:style>
    <style:style style:name="P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5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7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9pt" officeooo:rsid="0004a0cf" officeooo:paragraph-rsid="0004a0cf" style:font-size-asian="9pt" style:font-size-complex="9pt"/>
    </style:style>
    <style:style style:name="P10" style:family="paragraph" style:parent-style-name="Standard">
      <style:text-properties style:font-name="Arial" officeooo:paragraph-rsid="0004a0cf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Table_20_Contents">
      <style:text-properties style:font-name="Arial" fo:font-size="9pt" officeooo:rsid="0007cda6" officeooo:paragraph-rsid="0007cda6" style:font-size-asian="7.84999990463257pt" style:font-size-complex="9pt"/>
    </style:style>
    <style:style style:name="P14" style:family="paragraph" style:parent-style-name="Table_20_Contents">
      <style:text-properties style:font-name="Arial" fo:font-size="9pt" officeooo:rsid="000982e5" officeooo:paragraph-rsid="000982e5" style:font-size-asian="7.84999990463257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officeooo:rsid="000ccb69" officeooo:paragraph-rsid="000982e5" style:font-size-asian="7.84999990463257pt" style:font-size-complex="9pt"/>
    </style:style>
    <style:style style:name="P16" style:family="paragraph" style:parent-style-name="Table_20_Contents">
      <style:text-properties style:font-name="Arial" fo:font-size="9pt" fo:font-weight="bold" officeooo:rsid="0006e4ae" officeooo:paragraph-rsid="0006e4ae" style:font-size-asian="7.84999990463257pt" style:font-weight-asian="bold" style:font-size-complex="9pt" style:font-weight-complex="bold"/>
    </style:style>
    <style:style style:name="P17" style:family="paragraph" style:parent-style-name="Table_20_Contents">
      <style:text-properties style:font-name="Arial" fo:font-size="9pt" fo:font-weight="normal" officeooo:rsid="0006e4ae" officeooo:paragraph-rsid="0006e4ae" style:font-size-asian="7.84999990463257pt" style:font-weight-asian="normal" style:font-size-complex="9pt" style:font-weight-complex="normal"/>
    </style:style>
    <style:style style:name="P18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19" style:family="paragraph" style:parent-style-name="Standard">
      <style:text-properties style:font-name="Arial" officeooo:paragraph-rsid="0004a0cf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3" style:family="text">
      <style:text-properties fo:color="#000000" style:text-underline-style="none" fo:font-weight="bold" officeooo:rsid="000614c4" fo:background-color="transparent" loext:char-shading-value="0" style:font-weight-asian="bold" style:font-weight-complex="bold"/>
    </style:style>
    <style:style style:name="T4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5" style:family="text">
      <style:text-properties fo:font-weight="bold" officeooo:rsid="0004a0cf" style:font-weight-asian="bold" style:font-weight-complex="bold"/>
    </style:style>
    <style:style style:name="T6" style:family="text">
      <style:text-properties fo:font-weight="bold" officeooo:rsid="0014b791" style:font-weight-asian="bold" style:font-weight-complex="bold"/>
    </style:style>
    <style:style style:name="T7" style:family="text">
      <style:text-properties fo:color="#ffffff" style:text-underline-style="none" fo:font-weight="bold" fo:background-color="transparent" loext:char-shading-value="0" style:font-weight-asian="bold" style:font-weight-complex="bold"/>
    </style:style>
    <style:style style:name="T8" style:family="text">
      <style:text-properties fo:color="#ffffff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9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10" style:family="text">
      <style:text-properties fo:font-size="10pt" style:text-underline-style="none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recibo in objects"&gt;</text:placeholder></text:p>
      <text:p text:style-name="P10"/>
      <table:table table:name="Recibo1" table:style-name="Recibo1">
        <table:table-column table:style-name="Recibo1.A"/>
        <table:table-column table:style-name="Recibo1.B"/>
        <table:table-column table:style-name="Recibo1.C"/>
        <table:table-row>
          <table:table-cell table:style-name="Recibo1.A1" table:number-columns-spanned="3" office:value-type="string">
            <text:p text:style-name="P1"><text:placeholder text:placeholder-type="text">&lt;company_name&gt;</text:placeholder> <text:s text:c="90"/><text:span text:style-name="T5">Original</text:span></text:p>
            <text:p text:style-name="P9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 text:c="25"/></text:span><text:span text:style-name="T3">Recibo Nro</text:span></text:p>
            <text:p text:style-name="P3"><text:span text:style-name="T1"><text:placeholder text:placeholder-type="text">&lt;company_adress&gt;</text:placeholder></text:span><text:span text:style-name="T1">, Tandil, Provincia de Buenos Aires <text:s text:c="32"/></text:span><text:span text:style-name="T7"><text:placeholder text:placeholder-type="text">&lt;recibo.number&gt;</text:placeholder></text:span></text:p>
          </table:table-cell>
          <table:covered-table-cell/>
          <table:covered-table-cell/>
        </table:table-row>
        <table:table-row>
          <table:table-cell table:style-name="Recibo1.A2" table:number-columns-spanned="3" office:value-type="string">
            <text:p text:style-name="P12">APELLIDO Y NOMBRE</text:p>
            <text:p text:style-name="P4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9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</table:table-row>
        <table:table-row>
          <table:table-cell table:style-name="Recibo1.A2" table:number-columns-spanned="3" office:value-type="string">
            <text:p text:style-name="P12">TIPO Y NRO DE DOCUMENTO <text:s text:c="21"/>CUIT</text:p>
            <text:p text:style-name="P4"><text:span text:style-name="Line_20_numbering"><text:span text:style-name="T4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Recibo1.A2" table:number-columns-spanned="3" office:value-type="string">
            <text:p text:style-name="P12">FECHA DE INGRESO <text:s text:c="36"/>PERIODO DE LIQUIDACIÓN</text:p>
            <text:p text:style-name="P4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table-cell table:style-name="Recibo1.A2" table:number-columns-spanned="3" office:value-type="string">
            <text:p text:style-name="P12">LUGAR DE TRABAJO <text:s text:c="35"/>CATEGORÍA PROFESIONAL</text:p>
            <text:p text:style-name="P4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>
          <table:table-cell table:style-name="Recibo1.A2" table:number-columns-spanned="3" office:value-type="string">
            <text:p text:style-name="P16"><text:s text:c="26"/>CONCEPTO <text:s text:c="52"/>IMPORTES</text:p>
          </table:table-cell>
          <table:covered-table-cell/>
          <table:covered-table-cell/>
        </table:table-row>
        <table:table-row>
          <table:table-cell table:style-name="Recibo1.A7" office:value-type="string">
            <text:p text:style-name="P17"><text:s text:c="26"/>CONCEPTO</text:p>
          </table:table-cell>
          <table:table-cell table:style-name="Recibo1.A7" office:value-type="string">
            <text:p text:style-name="P17"><text:s text:c="7"/>RETORNO</text:p>
          </table:table-cell>
          <table:table-cell table:style-name="Recibo1.A2" office:value-type="string">
            <text:p text:style-name="P17"><text:s text:c="3"/>DEDUCCIONES</text:p>
          </table:table-cell>
        </table:table-row>
        <table:table-row>
          <table:table-cell table:style-name="Recibo1.A7" office:value-type="string">
            <text:p text:style-name="P12">ANTICIPO DE SUELDO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Recibo1.A7" office:value-type="string">
            <text:p text:style-name="P7"><text:placeholder text:placeholder-type="text">&lt;formatLang(recibo.amount, recibo.party.lang, currency=recibo.currency)&gt;</text:placeholder></text:p>
          </table:table-cell>
          <table:table-cell table:style-name="Recibo1.A2" office:value-type="string">
            <text:p text:style-name="P12"/>
          </table:table-cell>
        </table:table-row>
        <table:table-row>
          <table:table-cell table:style-name="Recibo1.A7" office:value-type="string">
            <text:p text:style-name="P16">TOTAL</text:p>
          </table:table-cell>
          <table:table-cell table:style-name="Recibo1.A7" office:value-type="string">
            <text:p text:style-name="P8"><text:placeholder text:placeholder-type="text">&lt;formatLang(recibo.amount, recibo.party.lang, currency=recibo.currency)&gt;</text:placeholder></text:p>
          </table:table-cell>
          <table:table-cell table:style-name="Recibo1.A2" office:value-type="string">
            <text:p text:style-name="P11"/>
          </table:table-cell>
        </table:table-row>
        <table:table-row>
          <table:table-cell table:style-name="Recibo1.A2" table:number-columns-spanned="3" office:value-type="string">
            <text:p text:style-name="P13">SON PESOS <text:span text:style-name="T10"><text:placeholder text:placeholder-type="text">&lt;sing_number&gt;</text:placeholder></text:span></text:p>
          </table:table-cell>
          <table:covered-table-cell/>
          <table:covered-table-cell/>
        </table:table-row>
        <table:table-row>
          <table:table-cell table:style-name="Recibo1.A2" table:number-columns-spanned="3" office:value-type="string">
            <text:p text:style-name="P14">FECHA DE PAGO <text:s/><text:span text:style-name="T8"><text:placeholder text:placeholder-type="text">&lt;recibo.fecha_pago&gt;</text:placeholder></text:span></text:p>
          </table:table-cell>
          <table:covered-table-cell/>
          <table:covered-table-cell/>
        </table:table-row>
        <table:table-row table:style-name="Recibo1.12">
          <table:table-cell table:style-name="Recibo1.A2" table:number-columns-spanned="3" office:value-type="string">
            <text:p text:style-name="P2"/>
            <text:p text:style-name="P2"/>
            <text:p text:style-name="P2"/>
            <text:p text:style-name="P2"><text:placeholder text:placeholder-type="text">&lt;responsable_administrativo&gt;</text:placeholder></text:p>
            <text:p text:style-name="P15">Responsable Administrativo</text:p>
          </table:table-cell>
          <table:covered-table-cell/>
          <table:covered-table-cell/>
        </table:table-row>
      </table:table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table:number-columns-spanned="3" office:value-type="string">
            <text:p text:style-name="P1"><text:placeholder text:placeholder-type="text">&lt;company_name&gt;</text:placeholder> <text:s text:c="92"/><text:span text:style-name="T6">Duplicado <text:s text:c="2"/></text:span></text:p>
            <text:p text:style-name="P9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 text:c="27"/></text:span><text:span text:style-name="T3">Recibo Nro</text:span></text:p>
            <text:p text:style-name="P3"><text:span text:style-name="T1"><text:placeholder text:placeholder-type="text">&lt;company_adress&gt;</text:placeholder></text:span><text:span text:style-name="T1">, Tandil, Provincia de Buenos Aires <text:s text:c="33"/></text:span><text:span text:style-name="T7"><text:placeholder text:placeholder-type="text">&lt;recibo.number&gt;</text:placeholder></text:span>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2">APELLIDO Y NOMBRE</text:p>
            <text:p text:style-name="P4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9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2">TIPO Y NRO DE DOCUMENTO <text:s text:c="21"/>CUIT</text:p>
            <text:p text:style-name="P4"><text:span text:style-name="Line_20_numbering"><text:span text:style-name="T4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2">FECHA DE INGRESO <text:s text:c="36"/>PERIODO DE LIQUIDACIÓN</text:p>
            <text:p text:style-name="P4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2">LUGAR DE TRABAJO <text:s text:c="35"/>CATEGORÍA PROFESIONAL</text:p>
            <text:p text:style-name="P4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6"><text:s text:c="26"/>CONCEPTO <text:s text:c="52"/>IMPORTES</text:p>
          </table:table-cell>
          <table:covered-table-cell/>
          <table:covered-table-cell/>
        </table:table-row>
        <table:table-row>
          <table:table-cell table:style-name="Tabla1.A7" office:value-type="string">
            <text:p text:style-name="P17"><text:s text:c="26"/>CONCEPTO</text:p>
          </table:table-cell>
          <table:table-cell table:style-name="Tabla1.A7" office:value-type="string">
            <text:p text:style-name="P17"><text:s text:c="7"/>RETORNO</text:p>
          </table:table-cell>
          <table:table-cell table:style-name="Tabla1.A2" office:value-type="string">
            <text:p text:style-name="P17"><text:s text:c="3"/>DEDUCCIONES</text:p>
          </table:table-cell>
        </table:table-row>
        <table:table-row table:style-name="Tabla1.8">
          <table:table-cell table:style-name="Tabla1.A7" office:value-type="string">
            <text:p text:style-name="P12">ANTICIPO DE SUELDO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a1.A7" office:value-type="string">
            <text:p text:style-name="P7"><text:placeholder text:placeholder-type="text">&lt;formatLang(recibo.amount, recibo.party.lang, currency=recibo.currency)&gt;</text:placeholder></text:p>
          </table:table-cell>
          <table:table-cell table:style-name="Tabla1.A2" office:value-type="string">
            <text:p text:style-name="P12"/>
          </table:table-cell>
        </table:table-row>
        <table:table-row table:style-name="Tabla1.9">
          <table:table-cell table:style-name="Tabla1.A7" office:value-type="string">
            <text:p text:style-name="P16">TOTAL</text:p>
          </table:table-cell>
          <table:table-cell table:style-name="Tabla1.A7" office:value-type="string">
            <text:p text:style-name="P8"><text:placeholder text:placeholder-type="text">&lt;formatLang(recibo.amount, recibo.party.lang, currency=recibo.currency)&gt;</text:placeholder></text:p>
          </table:table-cell>
          <table:table-cell table:style-name="Tabla1.A2" office:value-type="string">
            <text:p text:style-name="P11"/>
          </table:table-cell>
        </table:table-row>
        <table:table-row>
          <table:table-cell table:style-name="Tabla1.A2" table:number-columns-spanned="3" office:value-type="string">
            <text:p text:style-name="P13">SON PESOS <text:span text:style-name="T10"><text:placeholder text:placeholder-type="text">&lt;sing_number&gt;</text:placeholder></text:span>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4">FECHA DE PAGO <text:s/><text:span text:style-name="T8"><text:placeholder text:placeholder-type="text">&lt;recibo.fecha_pago&gt;</text:placeholder></text:span></text:p>
          </table:table-cell>
          <table:covered-table-cell/>
          <table:covered-table-cell/>
        </table:table-row>
        <table:table-row table:style-name="Tabla1.12">
          <table:table-cell table:style-name="Tabla1.A2" table:number-columns-spanned="3" office:value-type="string">
            <text:p text:style-name="P2"/>
            <text:p text:style-name="P2"/>
            <text:p text:style-name="P2"/>
            <text:p text:style-name="P5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9"><text:s/></text:span></text:span><text:span text:style-name="Line_20_numbering"><text:span text:style-name="T4"><text:placeholder text:placeholder-type="text">&lt;recibo.partner.first_name&gt;</text:placeholder></text:span></text:span></text:p>
            <text:p text:style-name="P15"/>
          </table:table-cell>
          <table:covered-table-cell/>
          <table:covered-table-cell/>
        </table:table-row>
      </table:table>
      <text:p text:style-name="P10"><text:soft-page-break/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1cm" fo:margin-right="1cm" style:shadow="none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06T14:54:39.965968405</dc:date>
    <meta:editing-duration>PT49M17S</meta:editing-duration>
    <meta:editing-cycles>15</meta:editing-cycles>
    <meta:generator>LibreOffice/4.2.8.2$Linux_X86_64 LibreOffice_project/420m0$Build-2</meta:generator>
    <meta:document-statistic meta:table-count="2" meta:image-count="0" meta:object-count="0" meta:page-count="3" meta:paragraph-count="47" meta:word-count="144" meta:character-count="2529" meta:non-whitespace-character-count="1623"/>
  </office:meta>
</office:document-meta>
</file>